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Metasyntatic variables</text:p>
          </table:table-cell>
          <table:table-cell/>
          <table:table-cell office:value-type="string">
            <text:p>foo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foo</text:p>
          </table:table-cell>
          <table:table-cell table:formula="of:=SUMPRODUCT(([.$A2:.$A5])=[.C$1])" office:value-type="float" office:value="2">
            <text:p>2</text:p>
          </table:table-cell>
          <table:table-cell table:formula="of:=[.A2]=[.B2]" office:value-type="boolean" office:boolean-value="true">
            <text:p>TRUE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string">
            <text:p>abc</text:p>
          </table:table-cell>
          <table:table-cell table:formula="of:=SUMPRODUCT(([.$A3:.$A6])=[.C$1])" office:value-type="float" office:value="1">
            <text:p>1</text:p>
          </table:table-cell>
          <table:table-cell table:formula="of:=[.A3]=[.B3]" office:value-type="boolean" office:boolean-value="false">
            <text:p>FALSE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bar</text:p>
          </table:table-cell>
          <table:table-cell table:formula="of:=SUMPRODUCT(([.$A4:.$A7])=[.C$1])" office:value-type="float" office:value="1">
            <text:p>1</text:p>
          </table:table-cell>
          <table:table-cell table:formula="of:=[.A4]=[.B4]" office:value-type="boolean" office:boolean-value="false">
            <text:p>FALSE</text:p>
          </table:table-cell>
        </table:table-row>
        <table:table-row table:style-name="ro1">
          <table:table-cell office:value-type="string">
            <text:p>baz</text:p>
          </table:table-cell>
          <table:table-cell office:value-type="string">
            <text:p>baz</text:p>
          </table:table-cell>
          <table:table-cell table:formula="of:=SUMPRODUCT(([.$A5:.$A8])=[.C$1])" office:value-type="float" office:value="0">
            <text:p>0</text:p>
          </table:table-cell>
          <table:table-cell table:formula="of:=[.A5]=[.B5]" office:value-type="boolean" office:boolean-value="true">
            <text:p>TRUE</text:p>
          </table:table-cell>
        </table:table-row>
        <table:table-row table:style-name="ro2">
          <table:table-cell table:number-columns-repeated="2" office:value-type="string">
            <text:p>quack</text:p>
          </table:table-cell>
          <table:table-cell table:number-columns-repeated="2"/>
        </table:table-row>
        <table:table-row table:style-name="ro1">
          <table:table-cell office:value-type="string">
            <text:p>beep</text:p>
          </table:table-cell>
          <table:table-cell office:value-type="string">
            <text:p>kker</text:p>
          </table:table-cell>
          <table:table-cell table:number-columns-repeated="2"/>
        </table:table-row>
        <table:table-row table:style-name="ro1">
          <table:table-cell office:value-type="string">
            <text:p>kerker</text:p>
          </table:table-cell>
          <table:table-cell office:value-type="string">
            <text:p>cho</text:p>
          </table:table-cell>
          <table:table-cell table:number-columns-repeated="2"/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14:30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56:01</meta:creation-date>
    <dc:date>2013-10-25T16:06:14</dc:date>
    <meta:editing-duration>P1DT1H34M</meta:editing-duration>
    <meta:editing-cycles>6</meta:editing-cycles>
    <meta:generator>LibreOffice/4.0.2.2$Linux_X86_64 LibreOffice_project/400m0$Build-2</meta:generator>
    <meta:document-statistic meta:table-count="1" meta:cell-count="25" meta:object-count="0"/>
  </office:meta>
</office:document-meta>
</file>